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384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11.437cm"/>
    </style:style>
    <style:style style:name="co6" style:family="table-column">
      <style:table-column-properties fo:break-before="auto" style:column-width="8.634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8.357cm"/>
    </style:style>
    <style:style style:name="co9" style:family="table-column">
      <style:table-column-properties fo:break-before="auto" style:column-width="9.883cm"/>
    </style:style>
    <style:style style:name="co10" style:family="table-column">
      <style:table-column-properties fo:break-before="auto" style:column-width="6.6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MKY.IO.Port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Break State</text:p>
          </table:table-cell>
          <table:table-cell table:number-columns-repeated="3"/>
          <table:table-cell office:value-type="string">
            <text:p>Using RS-232 hardware, see "YAT - BreakStateTest.jpg"</text:p>
          </table:table-cell>
        </table:table-row>
      </table:table>
      <table:table table:name="YAT.Gui.Terminal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Copy-paste</text:p>
          </table:table-cell>
          <table:table-cell office:value-type="string">
            <text:p>Single line</text:p>
          </table:table-cell>
          <table:table-cell office:value-type="string">
            <text:p>Send a li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py a sent line and paste it into the "Send Command" text box</text:p>
          </table:table-cell>
          <table:table-cell office:value-type="string">
            <text:p>Command is available for sen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line again</text:p>
          </table:table-cell>
          <table:table-cell office:value-type="string">
            <text:p>Command is sent exactly the same as befor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ultiple lines</text:p>
          </table:table-cell>
          <table:table-cell office:value-type="string">
            <text:p>Copy multiple lines and paste them into a text editor</text:p>
          </table:table-cell>
          <table:table-cell office:value-type="string">
            <text:p>All characters of all lines are pasted into the text fi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ormatted lines</text:p>
          </table:table-cell>
          <table:table-cell office:value-type="string">
            <text:p>Copy multiple lines and paste them into a word processer</text:p>
          </table:table-cell>
          <table:table-cell office:value-type="string">
            <text:p>All characters of all lines are properly formatt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nd command</text:p>
          </table:table-cell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nd forward to "Send Command"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shortcut 'F3' to send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19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20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21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Predefined</text:p>
          </table:table-cell>
          <table:table-cell office:value-type="string">
            <text:p>Single line command</text:p>
          </table:table-cell>
          <table:table-cell office:value-type="string">
            <text:p>Create a command</text:p>
          </table:table-cell>
          <table:table-cell office:value-type="string">
            <text:p>Button gets activ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the command by shortc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ab order</text:p>
          </table:table-cell>
          <table:table-cell office:value-type="string">
            <text:p>Tab must forward from left to r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Dialog is quit and command is availab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32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33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34]" office:value-type="string" office:string-value="MsgBox including error message with error character">
            <text:p>MsgBox including error message with error character</text:p>
          </table:table-cell>
          <table:table-cell/>
        </table:table-row>
      </table:table>
      <table:table table:name="Installation" table:style-name="ta1" table:print="false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test setting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efine a few predefined buttons</text:p>
          </table:table-cell>
          <table:table-cell office:value-type="string">
            <text:p>Buttons must be usable to send data back and forth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1">11.11.2010</text:date>, <text:time>00:1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5H37M58S</meta:editing-duration>
    <meta:editing-cycles>7</meta:editing-cycles>
    <meta:generator>OpenOffice.org/3.2$Win32 OpenOffice.org_project/320m12$Build-9483</meta:generator>
    <dc:date>2010-11-11T00:19:44.56</dc:date>
    <dc:creator>Matthias Kläy</dc:creator>
    <meta:document-statistic meta:table-count="3" meta:cell-count="114" meta:object-count="0"/>
    <meta:user-defined meta:name="Info 1"/>
    <meta:user-defined meta:name="Info 2"/>
    <meta:user-defined meta:name="Info 3"/>
    <meta:user-defined meta:name="Info 4"/>
  </office:meta>
</office:document-meta>
</file>